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26H53M00S" calcext:value-type="time">
            <text:p>26:5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table:number-columns-repeated="5"/>
          <table:table-cell table:style-name="ce12" table:formula="of:=[.F44]-[.E4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table:number-columns-repeated="5"/>
          <table:table-cell table:style-name="ce12" table:formula="of:=[.F45]-[.E4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6]-[.E4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table:number-columns-repeated="5"/>
          <table:table-cell table:style-name="ce12" table:formula="of:=[.F50]-[.E5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1]-[.E5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2]-[.E5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31T12:14:18.437368141</dc:date>
    <meta:editing-duration>P6DT2H46M59S</meta:editing-duration>
    <meta:editing-cycles>550</meta:editing-cycles>
    <meta:document-statistic meta:table-count="1" meta:cell-count="220" meta:object-count="0"/>
  </office:meta>
</office:document-meta>
</file>